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 style:vertical-align="middle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-bottom="0.74pt solid #000000" fo:background-color="#ffff00" fo:border-left="none" fo:border-right="none" fo:border-top="none"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18" style:family="table-cell" style:parent-style-name="Default">
      <style:table-cell-properties fo:border-bottom="0.74pt solid #000000" fo:border-left="none" fo:border-right="none" fo:border-top="none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19" style:family="table-cell" style:parent-style-name="Default">
      <style:map style:condition="is-true-formula(IF([.C14]&lt;[.$C14]))" style:apply-style-name="Good" style:base-cell-address="Feuille1.C14"/>
      <style:map style:condition="is-true-formula(IF([.C14]&gt;[.$C14]))" style:apply-style-name="Bad" style:base-cell-address="Feuille1.C14"/>
    </style:style>
    <style:style style:name="ce20" style:family="table-cell" style:parent-style-name="Default">
      <style:table-cell-properties fo:border-bottom="none" fo:border-left="0.74pt solid #000000" fo:border-right="none" fo:border-top="none"/>
      <style:map style:condition="is-true-formula(IF([.C14]&lt;[.$C14]))" style:apply-style-name="Good" style:base-cell-address="Feuille1.C14"/>
      <style:map style:condition="is-true-formula(IF([.C14]&gt;[.$C14]))" style:apply-style-name="Bad" style:base-cell-address="Feuille1.C14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  <style:map style:condition="is-true-formula(IF([.C14]&lt;[.$C14]))" style:apply-style-name="Good" style:base-cell-address="Feuille1.C14"/>
      <style:map style:condition="is-true-formula(IF([.C14]&gt;[.$C14]))" style:apply-style-name="Bad" style:base-cell-address="Feuille1.C14"/>
    </style:style>
    <style:style style:name="ce22" style:family="table-cell" style:parent-style-name="Default">
      <style:table-cell-properties fo:border-bottom="0.74pt solid #000000" fo:border-left="none" fo:border-right="none" fo:border-top="none"/>
      <style:map style:condition="is-true-formula(IF([.C14]&lt;[.$C14]))" style:apply-style-name="Good" style:base-cell-address="Feuille1.C14"/>
      <style:map style:condition="is-true-formula(IF([.C14]&gt;[.$C14]))" style:apply-style-name="Bad" style:base-cell-address="Feuille1.C14"/>
    </style:style>
    <style:style style:name="ce25" style:family="table-cell" style:parent-style-name="Default"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26" style:family="table-cell" style:parent-style-name="Default">
      <style:table-cell-properties fo:border-bottom="0.74pt solid #000000" fo:border-left="none" fo:border-right="none" fo:border-top="none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49" style:family="table-cell" style:parent-style-name="Default"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50" style:family="table-cell" style:parent-style-name="Default">
      <style:table-cell-properties fo:border-bottom="0.74pt solid #000000" fo:border-left="none" fo:border-right="none" fo:border-top="none"/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28" style:family="table-cell" style:parent-style-name="Default">
      <style:map style:condition="is-true-formula(IF([.E2]&lt;[.$E2]))" style:apply-style-name="Good" style:base-cell-address="Feuille1.E2"/>
      <style:map style:condition="is-true-formula(IF([.E2]&gt;[.$E2]))" style:apply-style-name="Bad" style:base-cell-address="Feuille1.E2"/>
    </style:style>
    <style:style style:name="ce29" style:family="table-cell" style:parent-style-name="Default">
      <style:table-cell-properties fo:border-bottom="0.74pt solid #000000" fo:border-left="none" fo:border-right="none" fo:border-top="none"/>
      <style:map style:condition="is-true-formula(IF([.E2]&lt;[.$E2]))" style:apply-style-name="Good" style:base-cell-address="Feuille1.E2"/>
      <style:map style:condition="is-true-formula(IF([.E2]&gt;[.$E2]))" style:apply-style-name="Bad" style:base-cell-address="Feuille1.E2"/>
    </style:style>
    <style:style style:name="ce54" style:family="table-cell" style:parent-style-name="Default">
      <style:map style:condition="is-true-formula(IF([.E14]&lt;[.$E14]))" style:apply-style-name="Good" style:base-cell-address="Feuille1.E14"/>
      <style:map style:condition="is-true-formula(IF([.E14]&gt;[.$E14]))" style:apply-style-name="Bad" style:base-cell-address="Feuille1.E14"/>
    </style:style>
    <style:style style:name="ce55" style:family="table-cell" style:parent-style-name="Default">
      <style:table-cell-properties fo:border-bottom="none" fo:border-left="none" fo:border-right="0.74pt solid #000000" fo:border-top="none"/>
      <style:map style:condition="is-true-formula(IF([.E14]&lt;[.$E14]))" style:apply-style-name="Good" style:base-cell-address="Feuille1.E14"/>
      <style:map style:condition="is-true-formula(IF([.E14]&gt;[.$E14]))" style:apply-style-name="Bad" style:base-cell-address="Feuille1.E14"/>
    </style:style>
    <style:style style:name="ce56" style:family="table-cell" style:parent-style-name="Default">
      <style:table-cell-properties fo:border-bottom="0.74pt solid #000000" fo:border-left="none" fo:border-right="0.74pt solid #000000" fo:border-top="none"/>
      <style:map style:condition="is-true-formula(IF([.E14]&lt;[.$E14]))" style:apply-style-name="Good" style:base-cell-address="Feuille1.E14"/>
      <style:map style:condition="is-true-formula(IF([.E14]&gt;[.$E14]))" style:apply-style-name="Bad" style:base-cell-address="Feuille1.E14"/>
    </style:style>
    <style:style style:name="ce57" style:family="table-cell" style:parent-style-name="Default">
      <style:table-cell-properties fo:border-bottom="0.74pt solid #000000" fo:border-left="none" fo:border-right="none" fo:border-top="none"/>
      <style:map style:condition="is-true-formula(IF([.E14]&lt;[.$E14]))" style:apply-style-name="Good" style:base-cell-address="Feuille1.E14"/>
      <style:map style:condition="is-true-formula(IF([.E14]&gt;[.$E14]))" style:apply-style-name="Bad" style:base-cell-address="Feuille1.E14"/>
    </style:style>
    <style:style style:name="ce32" style:family="table-cell" style:parent-style-name="Default">
      <style:table-cell-properties fo:border-bottom="none" fo:border-left="0.74pt solid #000000" fo:border-right="none" fo:border-top="0.74pt solid #000000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33" style:family="table-cell" style:parent-style-name="Default">
      <style:table-cell-properties fo:border-bottom="none" fo:border-left="0.74pt solid #000000" fo:border-right="none" fo:border-top="none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34" style:family="table-cell" style:parent-style-name="Default">
      <style:table-cell-properties fo:border-bottom="0.74pt solid #000000" fo:border-left="0.74pt solid #000000" fo:border-right="none" fo:border-top="none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35" style:family="table-cell" style:parent-style-name="Default">
      <style:table-cell-properties fo:border-bottom="none" fo:border-left="0.74pt solid #000000" fo:border-right="none" fo:border-top="0.74pt solid #000000"/>
      <style:map style:condition="is-true-formula(IF([.C14]&lt;[.$C14]))" style:apply-style-name="Good" style:base-cell-address="Feuille1.C14"/>
      <style:map style:condition="is-true-formula(IF([.C14]&gt;[.$C14]))" style:apply-style-name="Bad" style:base-cell-address="Feuille1.C14"/>
    </style:style>
    <style:style style:name="ce36" style:family="table-cell" style:parent-style-name="Default">
      <style:table-cell-properties fo:border-bottom="none" fo:border-left="none" fo:border-right="none" fo:border-top="0.74pt solid #000000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63" style:family="table-cell" style:parent-style-name="Default">
      <style:table-cell-properties fo:border-bottom="none" fo:border-left="none" fo:border-right="none" fo:border-top="0.74pt solid #000000"/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38" style:family="table-cell" style:parent-style-name="Default">
      <style:table-cell-properties fo:border-bottom="none" fo:border-left="none" fo:border-right="0.74pt solid #000000" fo:border-top="0.74pt solid #000000"/>
      <style:map style:condition="is-true-formula(IF([.E2]&lt;[.$E2]))" style:apply-style-name="Good" style:base-cell-address="Feuille1.E2"/>
      <style:map style:condition="is-true-formula(IF([.E2]&gt;[.$E2]))" style:apply-style-name="Bad" style:base-cell-address="Feuille1.E2"/>
    </style:style>
    <style:style style:name="ce39" style:family="table-cell" style:parent-style-name="Default">
      <style:table-cell-properties fo:border-bottom="none" fo:border-left="none" fo:border-right="0.74pt solid #000000" fo:border-top="none"/>
      <style:map style:condition="is-true-formula(IF([.E2]&lt;[.$E2]))" style:apply-style-name="Good" style:base-cell-address="Feuille1.E2"/>
      <style:map style:condition="is-true-formula(IF([.E2]&gt;[.$E2]))" style:apply-style-name="Bad" style:base-cell-address="Feuille1.E2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  <style:map style:condition="is-true-formula(IF([.E2]&lt;[.$E2]))" style:apply-style-name="Good" style:base-cell-address="Feuille1.E2"/>
      <style:map style:condition="is-true-formula(IF([.E2]&gt;[.$E2]))" style:apply-style-name="Bad" style:base-cell-address="Feuille1.E2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map style:condition="is-true-formula(IF([.E14]&lt;[.$E14]))" style:apply-style-name="Good" style:base-cell-address="Feuille1.E14"/>
      <style:map style:condition="is-true-formula(IF([.E14]&gt;[.$E14]))" style:apply-style-name="Bad" style:base-cell-address="Feuille1.E14"/>
    </style:style>
    <style:style style:name="ce69" style:family="table-cell" style:parent-style-name="Default">
      <style:table-cell-properties fo:border-bottom="none" fo:border-left="0.74pt solid #000000" fo:border-right="0.74pt solid #000000" fo:border-top="0.74pt solid #000000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70" style:family="table-cell" style:parent-style-name="Default">
      <style:table-cell-properties fo:border-bottom="none" fo:border-left="0.74pt solid #000000" fo:border-right="0.74pt solid #000000" fo:border-top="none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none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72" style:family="table-cell" style:parent-style-name="Default">
      <style:table-cell-properties fo:border-bottom="none" fo:border-left="0.74pt solid #000000" fo:border-right="0.74pt solid #000000" fo:border-top="0.74pt solid #000000"/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73" style:family="table-cell" style:parent-style-name="Default">
      <style:table-cell-properties fo:border-bottom="none" fo:border-left="0.74pt solid #000000" fo:border-right="0.74pt solid #000000" fo:border-top="none"/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74" style:family="table-cell" style:parent-style-name="Default">
      <style:table-cell-properties fo:border-bottom="0.74pt solid #000000" fo:border-left="0.74pt solid #000000" fo:border-right="0.74pt solid #000000" fo:border-top="none"/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75" style:family="table-cell" style:parent-style-name="Default">
      <style:table-cell-properties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17"/>
        <table:table-column table:style-name="co2" table:default-cell-style-name="ce25"/>
        <table:table-column table:style-name="co2" table:default-cell-style-name="ce28"/>
        <table:table-column table:style-name="co2" table:default-cell-style-name="ce33"/>
        <table:table-column table:style-name="co2" table:default-cell-style-name="ce25"/>
        <table:table-column table:style-name="co2" table:default-cell-style-name="ce39"/>
        <table:table-column table:style-name="co2" table:default-cell-style-name="ce17"/>
        <table:table-column table:style-name="co2" table:default-cell-style-name="ce25"/>
        <table:table-column table:style-name="co2" table:default-cell-style-name="ce28"/>
        <table:table-column table:style-name="co2" table:default-cell-style-name="ce33"/>
        <table:table-column table:style-name="co2" table:default-cell-style-name="ce25"/>
        <table:table-column table:style-name="co2" table:default-cell-style-name="ce39"/>
        <table:table-column table:style-name="co3" table:default-cell-style-name="ce33"/>
        <table:table-column table:style-name="co3" table:default-cell-style-name="ce70"/>
        <table:table-column table:style-name="co3" table:default-cell-style-name="ce39"/>
        <table:table-column table:style-name="co3" table:default-cell-style-name="ce33"/>
        <table:table-column table:style-name="co3" table:default-cell-style-name="ce70"/>
        <table:table-column table:style-name="co3" table:default-cell-style-name="ce39"/>
        <table:table-column table:style-name="co1" table:default-cell-style-name="Default"/>
        <table:table-row table:style-name="ro1"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w/o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2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&amp;2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rotation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opti3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Online</text:p>
          </table:table-cell>
          <table:table-cell office:value-type="string" calcext:value-type="string">
            <text:p>Next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style-name="ce32" office:value-type="float" office:value="55" calcext:value-type="float">
            <text:p>55</text:p>
          </table:table-cell>
          <table:table-cell table:style-name="ce36" office:value-type="float" office:value="46" calcext:value-type="float">
            <text:p>46</text:p>
          </table:table-cell>
          <table:table-cell table:style-name="ce38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style-name="ce32" office:value-type="float" office:value="55" calcext:value-type="float">
            <text:p>55</text:p>
          </table:table-cell>
          <table:table-cell table:style-name="ce36" office:value-type="float" office:value="46" calcext:value-type="float">
            <text:p>46</text:p>
          </table:table-cell>
          <table:table-cell table:style-name="ce38" office:value-type="float" office:value="50" calcext:value-type="float">
            <text:p>50</text:p>
          </table:table-cell>
          <table:table-cell table:style-name="ce32" office:value-type="float" office:value="55" calcext:value-type="float">
            <text:p>55</text:p>
          </table:table-cell>
          <table:table-cell table:style-name="ce69" office:value-type="float" office:value="48" calcext:value-type="float">
            <text:p>48</text:p>
          </table:table-cell>
          <table:table-cell table:style-name="ce38" office:value-type="float" office:value="37" calcext:value-type="float">
            <text:p>37</text:p>
          </table:table-cell>
          <table:table-cell table:style-name="ce32" office:value-type="float" office:value="55" calcext:value-type="float">
            <text:p>55</text:p>
          </table:table-cell>
          <table:table-cell table:style-name="ce69" office:value-type="float" office:value="47" calcext:value-type="float">
            <text:p>47</text:p>
          </table:table-cell>
          <table:table-cell table:style-name="ce38" office:value-type="float" office:value="42" calcext:value-type="float">
            <text:p>42</text:p>
          </table:table-cell>
          <table:table-cell table:style-name="ce75" office:value-type="string" calcext:value-type="string" table:number-columns-spanned="1" table:number-rows-spanned="8">
            <text:p>WAGONS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irst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2" calcext:value-type="float">
            <text:p>52</text:p>
          </table:table-cell>
          <table:table-cell table:style-name="ce29" office:value-type="float" office:value="45" calcext:value-type="float">
            <text:p>45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3" calcext:value-type="float">
            <text:p>53</text:p>
          </table:table-cell>
          <table:table-cell table:style-name="ce29" office:value-type="float" office:value="45" calcext:value-type="float">
            <text:p>45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34" office:value-type="float" office:value="62" calcext:value-type="float">
            <text:p>62</text:p>
          </table:table-cell>
          <table:table-cell table:style-name="ce71" office:value-type="float" office:value="53" calcext:value-type="float">
            <text:p>53</text:p>
          </table:table-cell>
          <table:table-cell table:style-name="ce40" office:value-type="float" office:value="44" calcext:value-type="float">
            <text:p>44</text:p>
          </table:table-cell>
          <table:table-cell table:style-name="ce34" office:value-type="float" office:value="62" calcext:value-type="float">
            <text:p>62</text:p>
          </table:table-cell>
          <table:table-cell table:style-name="ce71" office:value-type="float" office:value="53" calcext:value-type="float">
            <text:p>53</text:p>
          </table:table-cell>
          <table:table-cell table:style-name="ce40" office:value-type="float" office:value="44" calcext:value-type="float">
            <text:p>44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4">
            <text:p>Offline</text:p>
          </table:table-cell>
          <table:table-cell office:value-type="string" calcext:value-type="string">
            <text:p>Next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style-name="ce69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covered-table-cell/>
        </table:table-row>
        <table:table-row table:style-name="ro1">
          <table:covered-table-cell table:style-name="ce1"/>
          <table:table-cell office:value-type="string" calcext:value-type="string">
            <text:p>First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6" calcext:value-type="float">
            <text:p>56</text:p>
          </table:table-cell>
          <table:table-cell table:style-name="ce29" office:value-type="float" office:value="42" calcext:value-type="float">
            <text:p>42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64" calcext:value-type="float">
            <text:p>64</text:p>
          </table:table-cell>
          <table:table-cell table:style-name="ce40" office:value-type="float" office:value="39" calcext:value-type="float">
            <text:p>39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6" calcext:value-type="float">
            <text:p>56</text:p>
          </table:table-cell>
          <table:table-cell table:style-name="ce29" office:value-type="float" office:value="42" calcext:value-type="float">
            <text:p>42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64" calcext:value-type="float">
            <text:p>64</text:p>
          </table:table-cell>
          <table:table-cell table:style-name="ce40" office:value-type="float" office:value="39" calcext:value-type="float">
            <text:p>39</text:p>
          </table:table-cell>
          <table:table-cell table:style-name="ce34" office:value-type="float" office:value="62" calcext:value-type="float">
            <text:p>62</text:p>
          </table:table-cell>
          <table:table-cell table:style-name="ce71" office:value-type="float" office:value="56" calcext:value-type="float">
            <text:p>56</text:p>
          </table:table-cell>
          <table:table-cell table:style-name="ce40" office:value-type="float" office:value="40" calcext:value-type="float">
            <text:p>40</text:p>
          </table:table-cell>
          <table:table-cell table:style-name="ce34" office:value-type="float" office:value="62" calcext:value-type="float">
            <text:p>62</text:p>
          </table:table-cell>
          <table:table-cell table:style-name="ce71" office:value-type="float" office:value="55" calcext:value-type="float">
            <text:p>55</text:p>
          </table:table-cell>
          <table:table-cell table:style-name="ce40" office:value-type="float" office:value="43" calcext:value-type="float">
            <text:p>43</text:p>
          </table:table-cell>
          <table:covered-table-cell/>
        </table:table-row>
        <table:table-row table:style-name="ro1" table:number-rows-repeated="3">
          <table:table-cell table:style-name="Default" table:number-columns-repeated="20"/>
          <table:table-cell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w/o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2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&amp;2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rotation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opti3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Online</text:p>
          </table:table-cell>
          <table:table-cell office:value-type="string" calcext:value-type="string">
            <text:p>Next</text:p>
          </table:table-cell>
          <table:table-cell table:style-name="ce19" office:value-type="float" office:value="0.000583171844482422" calcext:value-type="float">
            <text:p>0.000583171844482422</text:p>
          </table:table-cell>
          <table:table-cell table:style-name="ce49" office:value-type="float" office:value="0.013141393661499" calcext:value-type="float">
            <text:p>0.013141393661499</text:p>
          </table:table-cell>
          <table:table-cell table:style-name="ce54" office:value-type="float" office:value="0.0237767696380615" calcext:value-type="float">
            <text:p>0.0237767696380615</text:p>
          </table:table-cell>
          <table:table-cell table:style-name="ce35" office:value-type="float" office:value="0.000709056854248047" calcext:value-type="float">
            <text:p>0.000709056854248047</text:p>
          </table:table-cell>
          <table:table-cell table:style-name="ce63" office:value-type="float" office:value="0.0101249217987061" calcext:value-type="float">
            <text:p>0.0101249217987061</text:p>
          </table:table-cell>
          <table:table-cell table:style-name="ce67" office:value-type="float" office:value="0.0168881416320801" calcext:value-type="float">
            <text:p>0.0168881416320801</text:p>
          </table:table-cell>
          <table:table-cell table:style-name="ce19" office:value-type="float" office:value="0.000659704208374023" calcext:value-type="float">
            <text:p>0.000659704208374023</text:p>
          </table:table-cell>
          <table:table-cell table:style-name="ce49" office:value-type="float" office:value="0.007965087890625" calcext:value-type="float">
            <text:p>0.007965087890625</text:p>
          </table:table-cell>
          <table:table-cell table:style-name="ce54" office:value-type="float" office:value="0.0188746452331543" calcext:value-type="float">
            <text:p>0.0188746452331543</text:p>
          </table:table-cell>
          <table:table-cell table:style-name="ce35" office:value-type="float" office:value="0.000590801239013672" calcext:value-type="float">
            <text:p>0.000590801239013672</text:p>
          </table:table-cell>
          <table:table-cell table:style-name="ce63" office:value-type="float" office:value="0.00784540176391602" calcext:value-type="float">
            <text:p>0.00784540176391602</text:p>
          </table:table-cell>
          <table:table-cell table:style-name="ce67" office:value-type="float" office:value="0.0151286125183105" calcext:value-type="float">
            <text:p>0.0151286125183105</text:p>
          </table:table-cell>
          <table:table-cell table:style-name="ce35" office:value-type="float" office:value="0.00157928466796875" calcext:value-type="float">
            <text:p>0.00157928466796875</text:p>
          </table:table-cell>
          <table:table-cell table:style-name="ce72" office:value-type="float" office:value="0.0160799026489258" calcext:value-type="float">
            <text:p>0.0160799026489258</text:p>
          </table:table-cell>
          <table:table-cell table:style-name="ce67" office:value-type="float" office:value="0.0596873760223389" calcext:value-type="float">
            <text:p>0.0596873760223389</text:p>
          </table:table-cell>
          <table:table-cell table:style-name="ce35" office:value-type="float" office:value="0.000745296478271484" calcext:value-type="float">
            <text:p>0.000745296478271484</text:p>
          </table:table-cell>
          <table:table-cell table:style-name="ce72" office:value-type="float" office:value="0.0570456981658936" calcext:value-type="float">
            <text:p>0.0570456981658936</text:p>
          </table:table-cell>
          <table:table-cell table:style-name="ce67" office:value-type="float" office:value="0.0591905117034912" calcext:value-type="float">
            <text:p>0.0591905117034912</text:p>
          </table:table-cell>
          <table:table-cell table:style-name="ce75" office:value-type="string" calcext:value-type="string" table:number-columns-spanned="1" table:number-rows-spanned="8">
            <text:p>TEMPS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First</text:p>
          </table:table-cell>
          <table:table-cell table:style-name="ce20" office:value-type="float" office:value="0.00455164909362793" calcext:value-type="float">
            <text:p>0.00455164909362793</text:p>
          </table:table-cell>
          <table:table-cell table:style-name="ce49" office:value-type="float" office:value="0.174552202224731" calcext:value-type="float">
            <text:p>0.174552202224731</text:p>
          </table:table-cell>
          <table:table-cell table:style-name="ce55" office:value-type="float" office:value="0.403835535049439" calcext:value-type="float">
            <text:p>0.403835535049439</text:p>
          </table:table-cell>
          <table:table-cell table:style-name="ce19" office:value-type="float" office:value="0.00507521629333496" calcext:value-type="float">
            <text:p>0.00507521629333496</text:p>
          </table:table-cell>
          <table:table-cell table:style-name="ce49" office:value-type="float" office:value="0.18617582321167" calcext:value-type="float">
            <text:p>0.18617582321167</text:p>
          </table:table-cell>
          <table:table-cell table:style-name="ce54" office:value-type="float" office:value="0.321884870529175" calcext:value-type="float">
            <text:p>0.321884870529175</text:p>
          </table:table-cell>
          <table:table-cell table:style-name="ce20" office:value-type="float" office:value="0.00519061088562012" calcext:value-type="float">
            <text:p>0.00519061088562012</text:p>
          </table:table-cell>
          <table:table-cell table:style-name="ce49" office:value-type="float" office:value="0.0759243965148926" calcext:value-type="float">
            <text:p>0.0759243965148926</text:p>
          </table:table-cell>
          <table:table-cell table:style-name="ce55" office:value-type="float" office:value="0.168932199478149" calcext:value-type="float">
            <text:p>0.168932199478149</text:p>
          </table:table-cell>
          <table:table-cell table:style-name="ce19" office:value-type="float" office:value="0.00461721420288086" calcext:value-type="float">
            <text:p>0.00461721420288086</text:p>
          </table:table-cell>
          <table:table-cell table:style-name="ce49" office:value-type="float" office:value="0.0837080478668213" calcext:value-type="float">
            <text:p>0.0837080478668213</text:p>
          </table:table-cell>
          <table:table-cell table:style-name="ce55" office:value-type="float" office:value="0.126824378967285" calcext:value-type="float">
            <text:p>0.126824378967285</text:p>
          </table:table-cell>
          <table:table-cell table:style-name="ce20" office:value-type="float" office:value="0.00485897064208984" calcext:value-type="float">
            <text:p>0.00485897064208984</text:p>
          </table:table-cell>
          <table:table-cell table:style-name="ce73" office:value-type="float" office:value="0.33570671081543" calcext:value-type="float">
            <text:p>0.33570671081543</text:p>
          </table:table-cell>
          <table:table-cell table:style-name="ce55" office:value-type="float" office:value="1.42882251739502" calcext:value-type="float">
            <text:p>1.42882251739502</text:p>
          </table:table-cell>
          <table:table-cell table:style-name="ce20" office:value-type="float" office:value="0.0046849250793457" calcext:value-type="float">
            <text:p>0.0046849250793457</text:p>
          </table:table-cell>
          <table:table-cell table:style-name="ce73" office:value-type="float" office:value="0.350004196166992" calcext:value-type="float">
            <text:p>0.350004196166992</text:p>
          </table:table-cell>
          <table:table-cell table:style-name="ce55" office:value-type="float" office:value="0.231590509414673" calcext:value-type="float">
            <text:p>0.231590509414673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table:style-name="ce20" office:value-type="float" office:value="0.00540637969970703" calcext:value-type="float">
            <text:p>0.00540637969970703</text:p>
          </table:table-cell>
          <table:table-cell table:style-name="ce49" office:value-type="float" office:value="0.2053382396698" calcext:value-type="float">
            <text:p>0.2053382396698</text:p>
          </table:table-cell>
          <table:table-cell table:style-name="ce55" office:value-type="float" office:value="0.523554563522339" calcext:value-type="float">
            <text:p>0.523554563522339</text:p>
          </table:table-cell>
          <table:table-cell table:style-name="ce20" office:value-type="float" office:value="0.00525140762329102" calcext:value-type="float">
            <text:p>0.00525140762329102</text:p>
          </table:table-cell>
          <table:table-cell table:style-name="ce49" office:value-type="float" office:value="0.201059818267822" calcext:value-type="float">
            <text:p>0.201059818267822</text:p>
          </table:table-cell>
          <table:table-cell table:style-name="ce55" office:value-type="float" office:value="0.433374643325806" calcext:value-type="float">
            <text:p>0.433374643325806</text:p>
          </table:table-cell>
          <table:table-cell table:style-name="ce20" office:value-type="float" office:value="0.00568890571594238" calcext:value-type="float">
            <text:p>0.00568890571594238</text:p>
          </table:table-cell>
          <table:table-cell table:style-name="ce49" office:value-type="float" office:value="0.141908884048462" calcext:value-type="float">
            <text:p>0.141908884048462</text:p>
          </table:table-cell>
          <table:table-cell table:style-name="ce55" office:value-type="float" office:value="0.268653392791748" calcext:value-type="float">
            <text:p>0.268653392791748</text:p>
          </table:table-cell>
          <table:table-cell table:style-name="ce20" office:value-type="float" office:value="0.00598692893981934" calcext:value-type="float">
            <text:p>0.00598692893981934</text:p>
          </table:table-cell>
          <table:table-cell table:style-name="ce49" office:value-type="float" office:value="0.121397733688354" calcext:value-type="float">
            <text:p>0.121397733688354</text:p>
          </table:table-cell>
          <table:table-cell table:style-name="ce55" office:value-type="float" office:value="0.287605285644531" calcext:value-type="float">
            <text:p>0.287605285644531</text:p>
          </table:table-cell>
          <table:table-cell table:style-name="ce20" office:value-type="float" office:value="0.00597548484802246" calcext:value-type="float">
            <text:p>0.00597548484802246</text:p>
          </table:table-cell>
          <table:table-cell table:style-name="ce73" office:value-type="float" office:value="0.465641736984253" calcext:value-type="float">
            <text:p>0.465641736984253</text:p>
          </table:table-cell>
          <table:table-cell table:style-name="ce55" office:value-type="float" office:value="1.73691320419312" calcext:value-type="float">
            <text:p>1.73691320419312</text:p>
          </table:table-cell>
          <table:table-cell table:style-name="ce20" office:value-type="float" office:value="0.00545406341552734" calcext:value-type="float">
            <text:p>0.00545406341552734</text:p>
          </table:table-cell>
          <table:table-cell table:style-name="ce73" office:value-type="float" office:value="0.400264263153076" calcext:value-type="float">
            <text:p>0.400264263153076</text:p>
          </table:table-cell>
          <table:table-cell table:style-name="ce55" office:value-type="float" office:value="0.285547971725464" calcext:value-type="float">
            <text:p>0.285547971725464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21" office:value-type="float" office:value="0.000872611999511719" calcext:value-type="float">
            <text:p>0.000872611999511719</text:p>
          </table:table-cell>
          <table:table-cell table:style-name="ce50" office:value-type="float" office:value="0.00815892219543457" calcext:value-type="float">
            <text:p>0.00815892219543457</text:p>
          </table:table-cell>
          <table:table-cell table:style-name="ce56" office:value-type="float" office:value="0.0205276012420654" calcext:value-type="float">
            <text:p>0.0205276012420654</text:p>
          </table:table-cell>
          <table:table-cell table:style-name="ce21" office:value-type="float" office:value="0.000864744186401367" calcext:value-type="float">
            <text:p>0.000864744186401367</text:p>
          </table:table-cell>
          <table:table-cell table:style-name="ce50" office:value-type="float" office:value="0.00791478157043457" calcext:value-type="float">
            <text:p>0.00791478157043457</text:p>
          </table:table-cell>
          <table:table-cell table:style-name="ce56" office:value-type="float" office:value="0.0151057243347168" calcext:value-type="float">
            <text:p>0.0151057243347168</text:p>
          </table:table-cell>
          <table:table-cell table:style-name="ce21" office:value-type="float" office:value="0.000897884368896484" calcext:value-type="float">
            <text:p>0.000897884368896484</text:p>
          </table:table-cell>
          <table:table-cell table:style-name="ce50" office:value-type="float" office:value="0.00771355628967285" calcext:value-type="float">
            <text:p>0.00771355628967285</text:p>
          </table:table-cell>
          <table:table-cell table:style-name="ce56" office:value-type="float" office:value="0.0174345970153809" calcext:value-type="float">
            <text:p>0.0174345970153809</text:p>
          </table:table-cell>
          <table:table-cell table:style-name="ce21" office:value-type="float" office:value="0.00739026069641113" calcext:value-type="float">
            <text:p>0.00739026069641113</text:p>
          </table:table-cell>
          <table:table-cell table:style-name="ce50" office:value-type="float" office:value="0.00739026069641113" calcext:value-type="float">
            <text:p>0.00739026069641113</text:p>
          </table:table-cell>
          <table:table-cell table:style-name="ce56" office:value-type="float" office:value="0.0147759914398193" calcext:value-type="float">
            <text:p>0.0147759914398193</text:p>
          </table:table-cell>
          <table:table-cell table:style-name="ce21" office:value-type="float" office:value="0.00139784812927246" calcext:value-type="float">
            <text:p>0.00139784812927246</text:p>
          </table:table-cell>
          <table:table-cell table:style-name="ce74" office:value-type="float" office:value="0.0165266990661621" calcext:value-type="float">
            <text:p>0.0165266990661621</text:p>
          </table:table-cell>
          <table:table-cell table:style-name="ce56" office:value-type="float" office:value="0.0638728141784668" calcext:value-type="float">
            <text:p>0.0638728141784668</text:p>
          </table:table-cell>
          <table:table-cell table:style-name="ce21" office:value-type="float" office:value="0.00134658813476563" calcext:value-type="float">
            <text:p>0.00134658813476563</text:p>
          </table:table-cell>
          <table:table-cell table:style-name="ce74" office:value-type="float" office:value="0.054471492767334" calcext:value-type="float">
            <text:p>0.054471492767334</text:p>
          </table:table-cell>
          <table:table-cell table:style-name="ce56" office:value-type="float" office:value="0.0623295307159424" calcext:value-type="float">
            <text:p>0.0623295307159424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4">
            <text:p>Offline</text:p>
          </table:table-cell>
          <table:table-cell office:value-type="string" calcext:value-type="string">
            <text:p>Next</text:p>
          </table:table-cell>
          <table:table-cell table:style-name="ce20" office:value-type="float" office:value="0.000575065612792969" calcext:value-type="float">
            <text:p>0.000575065612792969</text:p>
          </table:table-cell>
          <table:table-cell table:style-name="ce49" office:value-type="float" office:value="0.00721979141235352" calcext:value-type="float">
            <text:p>0.00721979141235352</text:p>
          </table:table-cell>
          <table:table-cell table:style-name="ce55" office:value-type="float" office:value="0.0260210037231445" calcext:value-type="float">
            <text:p>0.0260210037231445</text:p>
          </table:table-cell>
          <table:table-cell table:style-name="ce19" office:value-type="float" office:value="0.0012211799621582" calcext:value-type="float">
            <text:p>0.0012211799621582</text:p>
          </table:table-cell>
          <table:table-cell table:style-name="ce49" office:value-type="float" office:value="0.00882983207702637" calcext:value-type="float">
            <text:p>0.00882983207702637</text:p>
          </table:table-cell>
          <table:table-cell table:style-name="ce54" office:value-type="float" office:value="0.0179495811462402" calcext:value-type="float">
            <text:p>0.0179495811462402</text:p>
          </table:table-cell>
          <table:table-cell table:style-name="ce20" office:value-type="float" office:value="0.0009002685546875" calcext:value-type="float">
            <text:p>0.0009002685546875</text:p>
          </table:table-cell>
          <table:table-cell table:style-name="ce49" office:value-type="float" office:value="0.0101637840270996" calcext:value-type="float">
            <text:p>0.0101637840270996</text:p>
          </table:table-cell>
          <table:table-cell table:style-name="ce55" office:value-type="float" office:value="0.0176239013671875" calcext:value-type="float">
            <text:p>0.0176239013671875</text:p>
          </table:table-cell>
          <table:table-cell table:style-name="ce19" office:value-type="float" office:value="0.000581264495849609" calcext:value-type="float">
            <text:p>0.000581264495849609</text:p>
          </table:table-cell>
          <table:table-cell table:style-name="ce49" office:value-type="float" office:value="0.00661587715148926" calcext:value-type="float">
            <text:p>0.00661587715148926</text:p>
          </table:table-cell>
          <table:table-cell table:style-name="ce55" office:value-type="float" office:value="0.0141313076019287" calcext:value-type="float">
            <text:p>0.0141313076019287</text:p>
          </table:table-cell>
          <table:table-cell table:style-name="ce20" office:value-type="float" office:value="0.000764608383178711" calcext:value-type="float">
            <text:p>0.000764608383178711</text:p>
          </table:table-cell>
          <table:table-cell table:style-name="ce72" office:value-type="float" office:value="0.0139286518096924" calcext:value-type="float">
            <text:p>0.0139286518096924</text:p>
          </table:table-cell>
          <table:table-cell table:style-name="ce55" office:value-type="float" office:value="0.0551669597625732" calcext:value-type="float">
            <text:p>0.0551669597625732</text:p>
          </table:table-cell>
          <table:table-cell table:style-name="ce20" office:value-type="float" office:value="0.000684976577758789" calcext:value-type="float">
            <text:p>0.000684976577758789</text:p>
          </table:table-cell>
          <table:table-cell table:style-name="ce73" office:value-type="float" office:value="0.0570592880249023" calcext:value-type="float">
            <text:p>0.0570592880249023</text:p>
          </table:table-cell>
          <table:table-cell table:style-name="ce55" office:value-type="float" office:value="0.0660357475280762" calcext:value-type="float">
            <text:p>0.0660357475280762</text:p>
          </table:table-cell>
          <table:covered-table-cell/>
        </table:table-row>
        <table:table-row table:style-name="ro1">
          <table:covered-table-cell table:style-name="ce1"/>
          <table:table-cell office:value-type="string" calcext:value-type="string">
            <text:p>First</text:p>
          </table:table-cell>
          <table:table-cell table:style-name="ce20" office:value-type="float" office:value="0.00465297698974609" calcext:value-type="float">
            <text:p>0.00465297698974609</text:p>
          </table:table-cell>
          <table:table-cell table:style-name="ce49" office:value-type="float" office:value="0.188972473144531" calcext:value-type="float">
            <text:p>0.188972473144531</text:p>
          </table:table-cell>
          <table:table-cell table:style-name="ce55" office:value-type="float" office:value="0.49174427986145" calcext:value-type="float">
            <text:p>0.49174427986145</text:p>
          </table:table-cell>
          <table:table-cell table:style-name="ce20" office:value-type="float" office:value="0.00564479827880859" calcext:value-type="float">
            <text:p>0.00564479827880859</text:p>
          </table:table-cell>
          <table:table-cell table:style-name="ce49" office:value-type="float" office:value="0.18155312538147" calcext:value-type="float">
            <text:p>0.18155312538147</text:p>
          </table:table-cell>
          <table:table-cell table:style-name="ce55" office:value-type="float" office:value="0.351702690124512" calcext:value-type="float">
            <text:p>0.351702690124512</text:p>
          </table:table-cell>
          <table:table-cell table:style-name="ce20" office:value-type="float" office:value="0.00549221038818359" calcext:value-type="float">
            <text:p>0.00549221038818359</text:p>
          </table:table-cell>
          <table:table-cell table:style-name="ce49" office:value-type="float" office:value="0.102036237716675" calcext:value-type="float">
            <text:p>0.102036237716675</text:p>
          </table:table-cell>
          <table:table-cell table:style-name="ce55" office:value-type="float" office:value="0.256479501724243" calcext:value-type="float">
            <text:p>0.256479501724243</text:p>
          </table:table-cell>
          <table:table-cell table:style-name="ce20" office:value-type="float" office:value="0.00507760047912598" calcext:value-type="float">
            <text:p>0.00507760047912598</text:p>
          </table:table-cell>
          <table:table-cell table:style-name="ce49" office:value-type="float" office:value="0.0988919734954834" calcext:value-type="float">
            <text:p>0.0988919734954834</text:p>
          </table:table-cell>
          <table:table-cell table:style-name="ce55" office:value-type="float" office:value="0.192040205001831" calcext:value-type="float">
            <text:p>0.192040205001831</text:p>
          </table:table-cell>
          <table:table-cell table:style-name="ce20" office:value-type="float" office:value="0.00448894500732422" calcext:value-type="float">
            <text:p>0.00448894500732422</text:p>
          </table:table-cell>
          <table:table-cell table:style-name="ce73" office:value-type="float" office:value="0.353129386901855" calcext:value-type="float">
            <text:p>0.353129386901855</text:p>
          </table:table-cell>
          <table:table-cell table:style-name="ce55" office:value-type="float" office:value="2.0187840461731" calcext:value-type="float">
            <text:p>2.0187840461731</text:p>
          </table:table-cell>
          <table:table-cell table:style-name="ce20" office:value-type="string" calcext:value-type="string">
            <text:p>0.004963397979736328s</text:p>
          </table:table-cell>
          <table:table-cell table:style-name="ce73" office:value-type="float" office:value="0.350104093551636" calcext:value-type="float">
            <text:p>0.350104093551636</text:p>
          </table:table-cell>
          <table:table-cell table:style-name="ce55" office:value-type="float" office:value="0.29755973815918" calcext:value-type="float">
            <text:p>0.29755973815918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table:style-name="ce19" office:value-type="float" office:value="0.00547933578491211" calcext:value-type="float">
            <text:p>0.00547933578491211</text:p>
          </table:table-cell>
          <table:table-cell table:style-name="ce49" office:value-type="float" office:value="0.240872859954834" calcext:value-type="float">
            <text:p>0.240872859954834</text:p>
          </table:table-cell>
          <table:table-cell table:style-name="ce54" office:value-type="float" office:value="0.597035646438599" calcext:value-type="float">
            <text:p>0.597035646438599</text:p>
          </table:table-cell>
          <table:table-cell table:style-name="ce20" office:value-type="float" office:value="0.00566935539245606" calcext:value-type="float">
            <text:p>0.00566935539245606</text:p>
          </table:table-cell>
          <table:table-cell table:style-name="ce49" office:value-type="float" office:value="0.2372727394104" calcext:value-type="float">
            <text:p>0.2372727394104</text:p>
          </table:table-cell>
          <table:table-cell table:style-name="ce55" office:value-type="float" office:value="0.466149091720581" calcext:value-type="float">
            <text:p>0.466149091720581</text:p>
          </table:table-cell>
          <table:table-cell table:style-name="ce19" office:value-type="float" office:value="0.00553488731384277" calcext:value-type="float">
            <text:p>0.00553488731384277</text:p>
          </table:table-cell>
          <table:table-cell table:style-name="ce49" office:value-type="float" office:value="0.132728576660156" calcext:value-type="float">
            <text:p>0.132728576660156</text:p>
          </table:table-cell>
          <table:table-cell table:style-name="ce54" office:value-type="float" office:value="0.360173225402832" calcext:value-type="float">
            <text:p>0.360173225402832</text:p>
          </table:table-cell>
          <table:table-cell table:style-name="ce20" office:value-type="float" office:value="0.00566959381103516" calcext:value-type="float">
            <text:p>0.00566959381103516</text:p>
          </table:table-cell>
          <table:table-cell table:style-name="ce49" office:value-type="float" office:value="0.144966840744019" calcext:value-type="float">
            <text:p>0.144966840744019</text:p>
          </table:table-cell>
          <table:table-cell table:style-name="ce55" office:value-type="float" office:value="0.302622079849243" calcext:value-type="float">
            <text:p>0.302622079849243</text:p>
          </table:table-cell>
          <table:table-cell table:style-name="ce20" office:value-type="float" office:value="0.0065610408782959" calcext:value-type="float">
            <text:p>0.0065610408782959</text:p>
          </table:table-cell>
          <table:table-cell table:style-name="ce73" office:value-type="float" office:value="0.489983320236206" calcext:value-type="float">
            <text:p>0.489983320236206</text:p>
          </table:table-cell>
          <table:table-cell table:style-name="ce55" office:value-type="float" office:value="2.42279434204102" calcext:value-type="float">
            <text:p>2.42279434204102</text:p>
          </table:table-cell>
          <table:table-cell table:style-name="ce20" office:value-type="float" office:value="0.00568175315856934" calcext:value-type="float">
            <text:p>0.00568175315856934</text:p>
          </table:table-cell>
          <table:table-cell table:style-name="ce73" office:value-type="float" office:value="0.443843126296997" calcext:value-type="float">
            <text:p>0.443843126296997</text:p>
          </table:table-cell>
          <table:table-cell table:style-name="ce55" office:value-type="float" office:value="0.337119817733765" calcext:value-type="float">
            <text:p>0.337119817733765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22" office:value-type="float" office:value="0.000937700271606445" calcext:value-type="float">
            <text:p>0.000937700271606445</text:p>
          </table:table-cell>
          <table:table-cell table:style-name="ce50" office:value-type="float" office:value="0.00632739067077637" calcext:value-type="float">
            <text:p>0.00632739067077637</text:p>
          </table:table-cell>
          <table:table-cell table:style-name="ce57" office:value-type="float" office:value="0.023993968963623" calcext:value-type="float">
            <text:p>0.023993968963623</text:p>
          </table:table-cell>
          <table:table-cell table:style-name="ce21" office:value-type="float" office:value="0.000876188278198242" calcext:value-type="float">
            <text:p>0.000876188278198242</text:p>
          </table:table-cell>
          <table:table-cell table:style-name="ce50" office:value-type="float" office:value="0.00608706474304199" calcext:value-type="float">
            <text:p>0.00608706474304199</text:p>
          </table:table-cell>
          <table:table-cell table:style-name="ce56" office:value-type="float" office:value="0.01363205909729" calcext:value-type="float">
            <text:p>0.01363205909729</text:p>
          </table:table-cell>
          <table:table-cell table:style-name="ce22" office:value-type="float" office:value="0.000887870788574219" calcext:value-type="float">
            <text:p>0.000887870788574219</text:p>
          </table:table-cell>
          <table:table-cell table:style-name="ce50" office:value-type="float" office:value="0.00530195236206055" calcext:value-type="float">
            <text:p>0.00530195236206055</text:p>
          </table:table-cell>
          <table:table-cell table:style-name="ce57" office:value-type="float" office:value="0.0149083137512207" calcext:value-type="float">
            <text:p>0.0149083137512207</text:p>
          </table:table-cell>
          <table:table-cell table:style-name="ce21" office:value-type="float" office:value="0.000891685485839844" calcext:value-type="float">
            <text:p>0.000891685485839844</text:p>
          </table:table-cell>
          <table:table-cell table:style-name="ce50" office:value-type="float" office:value="0.00566339492797852" calcext:value-type="float">
            <text:p>0.00566339492797852</text:p>
          </table:table-cell>
          <table:table-cell table:style-name="ce56" office:value-type="float" office:value="0.0121417045593262" calcext:value-type="float">
            <text:p>0.0121417045593262</text:p>
          </table:table-cell>
          <table:table-cell table:style-name="ce21" office:value-type="float" office:value="0.00136756896972656" calcext:value-type="float">
            <text:p>0.00136756896972656</text:p>
          </table:table-cell>
          <table:table-cell table:style-name="ce74" office:value-type="float" office:value="0.0126442909240723" calcext:value-type="float">
            <text:p>0.0126442909240723</text:p>
          </table:table-cell>
          <table:table-cell table:style-name="ce56" office:value-type="float" office:value="0.0454778671264648" calcext:value-type="float">
            <text:p>0.0454778671264648</text:p>
          </table:table-cell>
          <table:table-cell table:style-name="ce21" office:value-type="float" office:value="0.00137090682983398" calcext:value-type="float">
            <text:p>0.00137090682983398</text:p>
          </table:table-cell>
          <table:table-cell table:style-name="ce74" office:value-type="float" office:value="0.0506596565246582" calcext:value-type="float">
            <text:p>0.0506596565246582</text:p>
          </table:table-cell>
          <table:table-cell table:style-name="ce56" office:value-type="float" office:value="0.0627956390380859" calcext:value-type="float">
            <text:p>0.0627956390380859</text:p>
          </table:table-cell>
          <table:covered-table-cell/>
        </table:table-row>
        <calcext:conditional-formats>
          <calcext:conditional-format calcext:target-range-address="Feuille1.C2:Feuille1.C9 Feuille1.F2:Feuille1.F9 Feuille1.I2:Feuille1.I9 Feuille1.L2:Feuille1.L9 Feuille1.O2:Feuille1.O9 Feuille1.R2:Feuille1.R9">
            <calcext:condition calcext:apply-style-name="Good" calcext:value="formula-is(IF([.C2]&lt;[.$C2]))" calcext:base-cell-address="Feuille1.C2"/>
            <calcext:condition calcext:apply-style-name="Bad" calcext:value="formula-is(IF([.C2]&gt;[.$C2]))" calcext:base-cell-address="Feuille1.C2"/>
          </calcext:conditional-format>
          <calcext:conditional-format calcext:target-range-address="Feuille1.D2:Feuille1.D9 Feuille1.G2:Feuille1.G9 Feuille1.J2:Feuille1.J9 Feuille1.M2:Feuille1.M9 Feuille1.P2:Feuille1.P9 Feuille1.S2:Feuille1.S9">
            <calcext:condition calcext:apply-style-name="Good" calcext:value="formula-is(IF([.D2]&lt;[.$D2]))" calcext:base-cell-address="Feuille1.D2"/>
            <calcext:condition calcext:apply-style-name="Bad" calcext:value="formula-is(IF([.D2]&gt;[.$D2]))" calcext:base-cell-address="Feuille1.D2"/>
          </calcext:conditional-format>
          <calcext:conditional-format calcext:target-range-address="Feuille1.E2:Feuille1.E9 Feuille1.H2:Feuille1.H9 Feuille1.K2:Feuille1.K9 Feuille1.N2:Feuille1.N9 Feuille1.Q2:Feuille1.Q9 Feuille1.T2:Feuille1.T9">
            <calcext:condition calcext:apply-style-name="Good" calcext:value="formula-is(IF([.E2]&lt;[.$E2]))" calcext:base-cell-address="Feuille1.E2"/>
            <calcext:condition calcext:apply-style-name="Bad" calcext:value="formula-is(IF([.E2]&gt;[.$E2]))" calcext:base-cell-address="Feuille1.E2"/>
          </calcext:conditional-format>
          <calcext:conditional-format calcext:target-range-address="Feuille1.C14:Feuille1.C21 Feuille1.F14:Feuille1.F21 Feuille1.I14:Feuille1.I21 Feuille1.L14:Feuille1.L21 Feuille1.O14:Feuille1.O21 Feuille1.R14:Feuille1.R21">
            <calcext:condition calcext:apply-style-name="Good" calcext:value="formula-is(IF([.C14]&lt;[.$C14]))" calcext:base-cell-address="Feuille1.C14"/>
            <calcext:condition calcext:apply-style-name="Bad" calcext:value="formula-is(IF([.C14]&gt;[.$C14]))" calcext:base-cell-address="Feuille1.C14"/>
          </calcext:conditional-format>
          <calcext:conditional-format calcext:target-range-address="Feuille1.D14:Feuille1.D21 Feuille1.G14:Feuille1.G21 Feuille1.J14:Feuille1.J21 Feuille1.M14:Feuille1.M21 Feuille1.P14:Feuille1.P21 Feuille1.S14:Feuille1.S21">
            <calcext:condition calcext:apply-style-name="Good" calcext:value="formula-is(IF([.D14]&lt;[.$D14]))" calcext:base-cell-address="Feuille1.D14"/>
            <calcext:condition calcext:apply-style-name="Bad" calcext:value="formula-is(IF([.D14]&gt;[.$D14]))" calcext:base-cell-address="Feuille1.D14"/>
          </calcext:conditional-format>
          <calcext:conditional-format calcext:target-range-address="Feuille1.E14:Feuille1.E21 Feuille1.H14:Feuille1.H21 Feuille1.K14:Feuille1.K21 Feuille1.N14:Feuille1.N21 Feuille1.Q14:Feuille1.Q21 Feuille1.T14:Feuille1.T21">
            <calcext:condition calcext:apply-style-name="Good" calcext:value="formula-is(IF([.E14]&lt;[.$E14]))" calcext:base-cell-address="Feuille1.E14"/>
            <calcext:condition calcext:apply-style-name="Bad" calcext:value="formula-is(IF([.E14]&gt;[.$E14]))" calcext:base-cell-address="Feuille1.E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18:19:36.458113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6:15:35.574710267</meta:creation-date>
    <meta:generator>LibreOffice/24.2.1.2$Linux_X86_64 LibreOffice_project/db4def46b0453cc22e2d0305797cf981b68ef5ac</meta:generator>
    <dc:date>2024-06-28T18:41:46.619880343</dc:date>
    <meta:editing-duration>PT14H20M31S</meta:editing-duration>
    <meta:editing-cycles>17</meta:editing-cycles>
    <meta:document-statistic meta:table-count="1" meta:cell-count="322" meta:object-count="0"/>
  </office:meta>
</office:document-meta>
</file>